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6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2" style:parent-style-name="Graphics">
      <style:graphic-properties draw:fill="solid" draw:fill-color="#ededed" draw:opacity="100%" fo:clip="rect(2.5902in, 11.031in, 6.0696in, 6.1274in)" draw:stroke="solid" svg:stroke-width="0.09722in" svg:stroke-color="#818181" svg:stroke-opacity="100%" draw:stroke-linejoin="miter" svg:stroke-linecap="square"/>
    </style:style>
    <style:style style:family="graphic" style:name="a783" style:parent-style-name="Graphics">
      <style:graphic-properties draw:fill="none" fo:clip="rect(2.08935in, 6.3376in, 4.91074in, 9in)" draw:stroke="none"/>
    </style:style>
    <style:style style:family="graphic" style:name="a784" style:parent-style-name="Graphics">
      <style:graphic-properties draw:fill="none" fo:clip="rect(7.05982in, 13.3472in, 0.34965in, 2.4184in)" draw:stroke="none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draw:style-name="a753" draw:name="Picture 4" svg:x="4.37119in" svg:y="0.29845in" svg:width="4.59095in" svg:height="6.9031in" style:rel-width="scale" style:rel-height="scale">
          <draw:image xlink:href="media/image1.png" xlink:type="simple" xlink:show="embed" xlink:actuate="onLoad"/>
          <svg:title/>
          <svg:desc>A picture containing text, monitor, screen, screenshot

Description automatically generated</svg:desc>
        </draw:frame>
        <draw:custom-shape svg:x="4.56818in" svg:y="0.52273in" svg:width="4.13636in" svg:height="6.375in" draw:id="id70" draw:style-name="a756" draw:name="Rectangle 5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1" draw:style-name="a781" draw:name="TextBox 6" svg:x="4.56818in" svg:y="0.43182in" svg:width="4.13636in" svg:height="4.40931in">
          <draw:text-box>
            <text:p text:style-name="a759" text:class-names="" text:cond-style-name=""><text:span text:style-name="a757" text:class-names="">Log:</text:span><text:span text:style-name="a758" text:class-names=""/></text:p>
            <text:p text:style-name="a761" text:class-names="" text:cond-style-name=""><text:span text:style-name="a760" text:class-names=""/></text:p>
            <text:p text:style-name="a765" text:class-names="" text:cond-style-name=""><text:span text:style-name="a762" text:class-names="">Health:<text:s text:c="1"/></text:span><text:span text:style-name="a763" text:class-names="">20</text:span><text:span text:style-name="a764" text:class-names=""/></text:p>
            <text:p text:style-name="a769" text:class-names="" text:cond-style-name=""><text:span text:style-name="a766" text:class-names="">Max Damage:<text:s text:c="1"/></text:span><text:span text:style-name="a767" text:class-names="">1</text:span><text:span text:style-name="a768" text:class-names=""/></text:p>
            <text:p text:style-name="a773" text:class-names="" text:cond-style-name=""><text:span text:style-name="a770" text:class-names="">Rarity:<text:s text:c="1"/></text:span><text:span text:style-name="a771" text:class-names="">Common</text:span><text:span text:style-name="a772" text:class-names=""/></text:p>
            <text:p text:style-name="a778" text:class-names="" text:cond-style-name=""><text:span text:style-name="a774" text:class-names="">Coins</text:span><text:span text:style-name="a775" text:class-names=""><text:s text:c="1"/></text:span><text:span text:style-name="a776" text:class-names="">Dropped: 3</text:span><text:span text:style-name="a777" text:class-names=""/></text:p>
            <text:p text:style-name="a780" text:class-names="" text:cond-style-name=""><text:span text:style-name="a779" text:class-names=""/></text:p>
          </draw:text-box>
          <svg:title/>
          <svg:desc/>
        </draw:frame>
        <draw:frame draw:id="id72" draw:style-name="a782" draw:name="Picture 8" svg:x="5.26042in" svg:y="4.33395in" svg:width="2.8125in" svg:height="2.56378in" style:rel-width="scale" style:rel-height="scale">
          <draw:image xlink:href="media/image2.png" xlink:type="simple" xlink:show="embed" xlink:actuate="onLoad"/>
          <svg:title/>
          <svg:desc>A screenshot of a computer

Description automatically generated with medium confidence</svg:desc>
        </draw:frame>
        <draw:frame draw:id="id73" draw:style-name="a783" draw:name="Picture 7" svg:x="5.26042in" svg:y="4.33395in" svg:width="2.8125in" svg:height="2.56378in" style:rel-width="scale" style:rel-height="scale">
          <draw:image xlink:href="media/image3.png" xlink:type="simple" xlink:show="embed" xlink:actuate="onLoad"/>
          <svg:title/>
          <svg:desc>A picture containing text, monitor, electronics, screenshot

Description automatically generated</svg:desc>
        </draw:frame>
        <draw:frame draw:id="id74" draw:style-name="a784" draw:name="Picture 7" svg:x="5.26042in" svg:y="4.33395in" svg:width="2.8125in" svg:height="2.5637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90">
          <draw:page-thumbnail draw:page-number="1" svg:x="0.75in" svg:y="1.25in" svg:width="6in" svg:height="3.375in" presentation:class="page" draw:id="id75" presentation:style-name="a785" draw:name="Slide Image Placeholder 1">
            <svg:title/>
            <svg:desc/>
          </draw:page-thumbnail>
          <draw:frame draw:id="id76" presentation:style-name="a78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789" draw:name="Slide Number Placeholder 3" svg:x="4.24826in" svg:y="9.49826in" svg:width="3.25in" svg:height="0.50174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/10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9/10/2021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9/10/2021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9/10/2021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9/10/2021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9/10/2021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9/10/2021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9/10/2021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9/10/2021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9/10/2021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19/10/2021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9/10/2021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08-30T18:49:37Z</meta:creation-date>
    <dc:date>2021-10-19T15:25:25Z</dc:date>
    <meta:editing-cycles>2</meta:editing-cycles>
    <meta:editing-duration>PT2102S</meta:editing-duration>
    <meta:document-statistic meta:paragraph-count="7" meta:word-count="17"/>
  </office:meta>
</office:document-meta>
</file>